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ae7" officeooo:paragraph-rsid="00005a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OMKAR KULKARNI HE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3:41:55.960621713</meta:creation-date>
    <dc:date>2025-07-30T13:42:27.626047607</dc:date>
    <meta:editing-duration>PT32S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2"/>
    <meta:generator>LibreOffice/7.3.7.2$Linux_X86_64 LibreOffice_project/30$Build-2</meta:generator>
  </office:meta>
</office:document-meta>
</file>